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ableRepository.create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dableRepository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dableRepository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ableRepository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ableRepository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ableRepository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ableRepository.login( Credentials credentials ,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ableRepository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dableRepository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dableRepository.BindableRepository( Reference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ableRepository.getDescri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